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apple-system, BlinkMacSystemFont, 'Segoe UI', 'Helvetica Neue', Arial, sans-serif, 'Apple Color Emoji', 'Segoe UI Emoji', 'Segoe UI Symbol'"/>
    <style:font-face style:name="SFMono-Regular" svg:font-family="SFMono-Regular, Consolas, 'Ubuntu Mono',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5">
      <style:text-properties fo:font-variant="normal" fo:text-transform="none" fo:color="#292b2c" style:font-name="Open Sans" fo:letter-spacing="normal" fo:font-style="normal" fo:font-weight="bold" officeooo:paragraph-rsid="00079b10"/>
    </style:style>
    <style:style style:name="P2" style:family="paragraph" style:parent-style-name="Heading_20_5">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92b2c" style:font-name="Open Sans" fo:letter-spacing="normal" fo:font-style="normal" fo:font-weight="bold"/>
    </style:style>
    <style:style style:name="P3" style:family="paragraph" style:parent-style-name="Standard">
      <style:text-properties officeooo:paragraph-rsid="00079b10"/>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3.5pt" fo:font-style="normal" fo:font-weight="normal"/>
    </style:style>
    <style:style style:name="T1" style:family="text">
      <style:text-properties officeooo:rsid="00079b10"/>
    </style:style>
    <style:style style:name="T2" style:family="text">
      <style:text-properties fo:font-variant="normal" fo:text-transform="none" fo:color="#1b1b1b" style:font-name="Open Sans" fo:font-size="13.5pt" fo:letter-spacing="normal" fo:font-style="normal" fo:font-weight="normal"/>
    </style:style>
    <style:style style:name="T3" style:family="text">
      <style:text-properties fo:font-variant="normal" fo:text-transform="none" fo:color="#1b1b1b" style:font-name="Open Sans" fo:font-size="13.5pt" fo:font-style="normal" fo:font-weight="normal"/>
    </style:style>
    <style:style style:name="T4" style:family="text">
      <style:text-properties fo:font-variant="normal" fo:text-transform="none" fo:color="#1b1b1b" style:font-name="SFMono-Regular" fo:font-size="12pt" fo:letter-spacing="normal" fo:font-style="normal" fo:font-weight="normal" fo:background-color="#eeeeee" loext:char-shading-value="0" loext:padding="0in" loext:border="none"/>
    </style:style>
    <style:style style:name="T5" style:family="text">
      <style:text-properties fo:font-variant="normal" fo:text-transform="none" fo:color="#1b1b1b" style:font-name="SFMono-Regular" fo:font-size="12pt" fo:font-style="normal" fo:font-weight="normal" fo:background-color="#eeeeee" loext:char-shading-value="0" loext:padding="0in" loext:border="none"/>
    </style:style>
    <style:style style:name="T6" style:family="text">
      <style:text-properties fo:color="#1b1b1b" fo:font-size="13.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JWT có thể hiểu đơn gian hơn là cung cập cách để xác thực mọi yêu cầu của client mà không cần phải duy trì một session hoặc chuyển thông tin đăng nhập nhiều lần lên server. JSON Web Tokens bao gồm ba thành phần chính tách nhau bởi dấu chấm(</text:span><text:span text:style-name="Source_20_Text"><text:span text:style-name="T4">.</text:span></text:span><text:span text:style-name="T2">) đó là Header, Payload và Signature.</text:span></text:p>
      <text:p text:style-name="P3"><text:span text:style-name="T2"/></text:p>
      <text:h text:style-name="P1" text:outline-level="5"><text:span text:style-name="T6">Header</text:span></text:h>
      <text:p text:style-name="P4"><text:span text:style-name="T3">Header thường bao gồm hai thành phần đó là kiểu của token đó là </text:span><text:span text:style-name="Source_20_Text"><text:span text:style-name="T5">JWT</text:span></text:span><text:span text:style-name="T3"> và thuật toán hàm băm được sử dụng bao gồm HMAC SHA256 hoặc RSA. Ví dụ: JSON sau là mã hóa Base64URL để tạo thành phần đầu tiên của JWT.</text:span></text:p>
      <text:p text:style-name="P4"><text:span text:style-name="T3"/></text:p>
      <text:h text:style-name="P2" text:outline-level="5"><text:span text:style-name="T6">Payload</text:span></text:h>
      <text:p text:style-name="P5">Thành phần thứ hai của token là payload, nó chứa claims. Claims là các câu lệnh về một entity(thường là user) và metadata bổ sung. Claims có ba loại: reserved, public và private. Ví dụ: payload mã hóa Base64URL để tạo thành phần thứ hai cho JWT.</text:p>
      <text:p text:style-name="P4"><text:span text:style-name="T3"/></text:p>
      <text:h text:style-name="P2" text:outline-level="5"><text:span text:style-name="T6">Signature</text:span></text:h>
      <text:p text:style-name="P5">Để tạo phần signature chúng ta lấy header đã mã hóa, payload đã mã hóa, bí mật, thuật toán được chọn trong header và ký. Ví dụ: nếu muốn sử dụng thuật toán HMAC SHA256</text:p>
      <text:p text:style-name="P4"><text:span text:style-name="T3"/></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apple-system, BlinkMacSystemFont, 'Segoe UI', 'Helvetica Neue', Arial, sans-serif, 'Apple Color Emoji', 'Segoe UI Emoji', 'Segoe UI Symbol'"/>
    <style:font-face style:name="SFMono-Regular" svg:font-family="SFMono-Regular, Consolas, 'Ubuntu Mono',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3:35:22.375296468</meta:creation-date>
    <dc:date>2021-01-21T23:39:41.159062845</dc:date>
    <meta:editing-duration>PT4M20S</meta:editing-duration>
    <meta:editing-cycles>1</meta:editing-cycles>
    <meta:document-statistic meta:table-count="0" meta:image-count="0" meta:object-count="0" meta:page-count="1" meta:paragraph-count="7" meta:word-count="187" meta:character-count="916" meta:non-whitespace-character-count="736"/>
    <meta:generator>LibreOffice/6.0.7.3$Linux_X86_64 LibreOffice_project/00m0$Build-3</meta:generator>
  </office:meta>
</office:document-meta>
</file>